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5.7611in" fo:margin-left="-0.0785in" fo:margin-top="0in" fo:margin-bottom="0in" table:align="left" style:writing-mode="lr-tb"/>
    </style:style>
    <style:style style:name="Table1.A" style:family="table-column">
      <style:table-column-properties style:column-width="2.88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officeooo:rsid="0014a980" officeooo:paragraph-rsid="0014a980"/>
    </style:style>
    <style:style style:name="P2" style:family="paragraph" style:parent-style-name="Standard">
      <style:text-properties officeooo:rsid="00153ca7" officeooo:paragraph-rsid="0016429f"/>
    </style:style>
    <style:style style:name="P3" style:family="paragraph" style:parent-style-name="Standard">
      <style:text-properties officeooo:paragraph-rsid="0016429f"/>
    </style:style>
    <style:style style:name="T1" style:family="text">
      <style:text-properties officeooo:rsid="00121f2b"/>
    </style:style>
    <style:style style:name="T2" style:family="text">
      <style:text-properties officeooo:rsid="00134294"/>
    </style:style>
    <style:style style:name="T3" style:family="text">
      <style:text-properties officeooo:rsid="0014a980"/>
    </style:style>
    <style:style style:name="T4" style:family="text">
      <style:text-properties officeooo:rsid="00153ca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42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專案一 ：電腦賽局理論 2015</text:p>
      <text:p text:style-name="Standard"/>
      <text:p text:style-name="Standard">你需要去寫一個<text:span text:style-name="T1">AI程式 會玩像2048的遊戲：Fib2584 </text:span></text:p>
      <text:p text:style-name="Standard"/>
      <text:p text:style-name="Standard">設定如下會掉新的tiles(磁磚) 1 or 3 with prob= (0.75,0.25)</text:p>
      <text:p text:style-name="Standard"/>
      <text:p text:style-name="Standard"/>
      <text:p text:style-name="Standard">這個專二部需要玩到特別好,有兩個目標</text:p>
      <text:p text:style-name="Standard">1. 熟悉 這個我們提供的2584 , 這樣專案二你才會比較容易</text:p>
      <text:p text:style-name="Standard">2. 比較不同的<text:span text:style-name="T2">AI method 在專案一二,你會多一點sence 關於怎麼樣的模型會比較適合怎麼樣的遊戲.比如說你可能會想要玩專案一用簡單的搜尋法, 專案二可能會用TD learning</text:span></text:p>
      <text:p text:style-name="Standard"/>
      <text:p text:style-name="Standard">以下是 一些快速的敘述關於你接著要完成的專案一</text:p>
      <text:p text:style-name="Standard">- 這個程式需要一個 參數 : total number of games to play (e.g. play_game 1000 ,阿這個play_game是你 compile 出來的, 阿跑玩一千次會秀一些有趣的統計數字)</text:p>
      <text:p text:style-name="Standard">- 你會需要去 <text:span text:style-name="T3">Fib2584Ai.cpp 改 generateMove function 的定義. 我們現在放惹個random player 在裡面</text:span></text:p>
      <text:p text:style-name="Standard"/>
      <text:p text:style-name="Standard">- <text:span text:style-name="T3">MoveDirection type 被列舉在 MoveDirection.h 標頭檔裡</text:span></text:p>
      <text:p text:style-name="Standard"/>
      <text:p text:style-name="P1">- 你被允許去定義新的方尋 so long as 3 APIs in Fin2584Ai class. 具體地說 你要見甚麼class都可以 不要跟其他 classess in<text:span text:style-name="T4">cluded with the framework</text:span></text:p>
      <text:p text:style-name="P1"/>
      <text:p text:style-name="P1"><text:span text:style-name="T5">-最重要的的是</text:span> 不要去要去改main.cpp 跟其他 included source <text:span text:style-name="T4">files , 因為我會去replace 這些東西 during Demo.</text:span>如果你的程式傾向去動到 Fib2585<text:span text:style-name="T4">Ai</text:span>.cpp/<text:span text:style-name="T4">Fib2584Ai.h以外的檔案的話 你很有可能會哪裡壞壞的喔</text:span></text:p>
      <text:p text:style-name="P1"/>
      <text:p text:style-name="P2">目標是 寫 Ai 程式<text:span text:style-name="T6">(</text:span>任何<text:span text:style-name="T6">)</text:span> <text:s/>, 可以比random 來的好 , 這個程式的目標是平均高過 250<text:span text:style-name="T6">0/game </text:span></text:p>
      <text:p text:style-name="P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Score</text:p>
          </table:table-cell>
          <table:table-cell table:style-name="Table1.A1" office:value-type="string">
            <text:p text:style-name="P3">Grade</text:p>
          </table:table-cell>
        </table:table-row>
        <table:table-row table:style-name="Table1.1">
          <table:table-cell table:style-name="Table1.A1" office:value-type="string">
            <text:p text:style-name="P3">2500~6000</text:p>
          </table:table-cell>
          <table:table-cell table:style-name="Table1.A1" office:value-type="string">
            <text:p text:style-name="P3">70%</text:p>
          </table:table-cell>
        </table:table-row>
        <table:table-row table:style-name="Table1.1">
          <table:table-cell table:style-name="Table1.A1" office:value-type="string">
            <text:p text:style-name="P3">6001~10000</text:p>
          </table:table-cell>
          <table:table-cell table:style-name="Table1.A1" office:value-type="string">
            <text:p text:style-name="P3">80%</text:p>
          </table:table-cell>
        </table:table-row>
        <table:table-row table:style-name="Table1.1">
          <table:table-cell table:style-name="Table1.A1" office:value-type="string">
            <text:p text:style-name="P3">10001~20000</text:p>
          </table:table-cell>
          <table:table-cell table:style-name="Table1.A1" office:value-type="string">
            <text:p text:style-name="P3">90%</text:p>
          </table:table-cell>
        </table:table-row>
        <table:table-row table:style-name="Table1.1">
          <table:table-cell table:style-name="Table1.A1" office:value-type="string">
            <text:p text:style-name="P3">Above 20000</text:p>
          </table:table-cell>
          <table:table-cell table:style-name="Table1.A1" office:value-type="string">
            <text:p text:style-name="P3">100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1:00:49.835183518</meta:creation-date>
    <dc:date>2016-10-11T12:19:31.395287187</dc:date>
    <meta:editing-duration>PT3M</meta:editing-duration>
    <meta:editing-cycles>1</meta:editing-cycles>
    <meta:document-statistic meta:table-count="1" meta:image-count="0" meta:object-count="0" meta:page-count="1" meta:paragraph-count="23" meta:word-count="422" meta:character-count="870" meta:non-whitespace-character-count="778"/>
    <meta:generator>LibreOffice/4.3.7.2$Linux_X86_64 LibreOffice_project/430$Build-2</meta:generator>
  </office:meta>
</office:document-meta>
</file>